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style:font-size-asian="10pt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182e52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82e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DP 0!</text:span></text:p>
      <text:p text:style-name="P13">Cunctator</text:p>
      <text:p text:style-name="P1">Delay Control Protocol</text:p>
      <text:p text:style-name="P1">v0.0.1</text:p>
      <text:p text:style-name="P2"/>
      <text:p text:style-name="P3">OVERVIEW</text:p>
      <text:p text:style-name="P5">Commands to the Core Audio Engine are passed by means of a TCP SOCK_STREAM connection</text:p>
      <text:p text:style-name="P5">to TCP port 3749 on the host server. <text:s/>Proper network byte order will be observed in all cases.</text:p>
      <text:p text:style-name="P5"/>
      <text:p text:style-name="P5">Commands have the following general syntax:</text:p>
      <text:p text:style-name="P5"/>
      <text:p text:style-name="P5"><text:tab/>&lt;cmd-code&gt; [&lt;arg&gt;] [...]!</text:p>
      <text:p text:style-name="P6">where:</text:p>
      <text:p text:style-name="P7"><text:tab/>&lt;cmd-code&gt;<text:tab/>A two letter command code, describing the generic action to be performed</text:p>
      <text:p text:style-name="P5"/>
      <text:p text:style-name="P5"><text:span text:style-name="T1"><text:tab/></text:span> &lt;arg&gt;<text:tab/><text:tab/>Zero or more arguments, delimited by spaces or, if the last argument, by !</text:p>
      <text:p text:style-name="P5"><text:tab/><text:tab/><text:tab/>(see below).</text:p>
      <text:p text:style-name="P5"/>
      <text:p text:style-name="P5"><text:tab/>!<text:tab/><text:tab/>The ASCII character <text:s/>33, indicating the end of the command sequence.</text:p>
      <text:p text:style-name="P5"/>
      <text:p text:style-name="P5">Unless otherwise specified, the engine will echo back the command with a + or - before the !, to indicate the success or failure of the command execution.</text:p>
      <text:p text:style-name="P5"/>
      <text:p text:style-name="P10"/>
      <text:p text:style-name="P11">CONNECTION MANAGEMENT</text:p>
      <text:p text:style-name="P12"/>
      <text:p text:style-name="P9">DROP CONNECTION </text:p>
      <text:p text:style-name="P5"><text:tab/><text:span text:style-name="T2">DC!</text:span></text:p>
      <text:p text:style-name="P5"/>
      <text:p text:style-name="P5">Drop the TCP connection and end the session.</text:p>
      <text:p text:style-name="P5"/>
      <text:p text:style-name="P5"/>
      <text:p text:style-name="P9">LIST DELAY QUANTITY</text:p>
      <text:p text:style-name="P5"><text:tab/><text:span text:style-name="T2">DQ!</text:span></text:p>
      <text:p text:style-name="P5"/>
      <text:p text:style-name="P5">Get the number of delays configured.</text:p>
      <text:p text:style-name="P5"/>
      <text:p text:style-name="P7">Returns: <text:s/><text:span text:style-name="T2">DQ</text:span> &lt;delay-quan&gt;<text:span text:style-name="T2">!</text:span></text:p>
      <text:p text:style-name="P4"/>
      <text:p text:style-name="P6">where:</text:p>
      <text:p text:style-name="P7"><text:tab/>&lt;delay-quan&gt;<text:tab/>The number of delays configured.</text:p>
      <text:p text:style-name="P3"/>
      <text:p text:style-name="P8"/>
      <text:p text:style-name="P9">GET DELAY MODEL</text:p>
      <text:p text:style-name="P5"><text:tab/><text:span text:style-name="T2">DM </text:span><text:span text:style-name="T4">&lt;delay-num&gt;</text:span><text:span text:style-name="T2">!</text:span></text:p>
      <text:p text:style-name="P5"/>
      <text:p text:style-name="P5">Get the model code and name of &lt;delay-num&gt; .</text:p>
      <text:p text:style-name="P5"/>
      <text:p text:style-name="P7">Returns: <text:s/><text:span text:style-name="T2">DM</text:span> &lt;delay-num&gt; &lt;model-num&gt; &lt;model-str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><text:tab/>&lt;model-num&gt;<text:tab/>1 – Dummy Delay</text:p>
      <text:p text:style-name="P7"><text:tab/><text:tab/><text:tab/>2 – AirTools</text:p>
      <text:p text:style-name="P7"><text:tab/>&lt;model-str&gt;<text:tab/>Descriptive String</text:p>
      <text:p text:style-name="P7"/>
      <text:p text:style-name="P3"/>
      <text:p text:style-name="P9">GET DELAY STATE</text:p>
      <text:p text:style-name="P5"><text:tab/><text:span text:style-name="T2">DS </text:span><text:span text:style-name="T4">&lt;delay-num&gt;</text:span><text:span text:style-name="T2">!</text:span></text:p>
      <text:p text:style-name="P5"/>
      <text:p text:style-name="P5"><text:soft-page-break/>Get the current state of &lt;delay-num&gt; .</text:p>
      <text:p text:style-name="P5"/>
      <text:p text:style-name="P7">Returns: <text:s/><text:span text:style-name="T2">DS</text:span> &lt;delay-num&gt; &lt;delay-state&gt; &lt;delay-len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><text:tab/>&lt;delay-state&gt;<text:tab/>1 – Bypassed</text:p>
      <text:p text:style-name="P7"><text:tab/><text:tab/><text:tab/>2 – Entered</text:p>
      <text:p text:style-name="P7"><text:tab/><text:tab/><text:tab/>3 – Entering</text:p>
      <text:p text:style-name="P7"><text:tab/><text:tab/><text:tab/>4 – Exited</text:p>
      <text:p text:style-name="P7"><text:tab/><text:tab/><text:tab/>5 – Exiting</text:p>
      <text:p text:style-name="P7"><text:tab/>&lt;delay-len&gt;<text:tab/>Current delay length, in mS.</text:p>
      <text:p text:style-name="P8"/>
      <text:p text:style-name="P8"/>
      <text:p text:style-name="P9">SET DELAY STATE</text:p>
      <text:p text:style-name="P5"><text:tab/><text:span text:style-name="T2">SS </text:span><text:span text:style-name="T4">&lt;delay-num&gt; &lt;delay-state&gt;</text:span><text:span text:style-name="T2">!</text:span></text:p>
      <text:p text:style-name="P5"/>
      <text:p text:style-name="P5">Set the current state of &lt;delay-num&gt; .</text:p>
      <text:p text:style-name="P5"/>
      <text:p text:style-name="P7">Returns: <text:s/><text:span text:style-name="T2">DS</text:span> &lt;delay-num&gt; &lt;delay-state&gt; &lt;delay-len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><text:tab/>&lt;delay-state&gt;<text:tab/>1 – Bypass</text:p>
      <text:p text:style-name="P7"><text:tab/><text:tab/><text:tab/>3 – Enter</text:p>
      <text:p text:style-name="P7"><text:tab/><text:tab/><text:tab/>5 – Exit</text:p>
      <text:p text:style-name="P7"><text:tab/>&lt;delay-len&gt;<text:tab/>Current delay length, in mS.</text:p>
      <text:p text:style-name="P8"/>
      <text:p text:style-name="P8"/>
      <text:p text:style-name="P9">DUMP DELAY</text:p>
      <text:p text:style-name="P5"><text:tab/><text:span text:style-name="T3">DP</text:span><text:span text:style-name="T2"> </text:span><text:span text:style-name="T4">&lt;delay-num&gt;</text:span><text:span text:style-name="T2">!</text:span></text:p>
      <text:p text:style-name="P5"/>
      <text:p text:style-name="P5">Dump the specified &lt;delay-num&gt; .</text:p>
      <text:p text:style-name="P5"/>
      <text:p text:style-name="P7">Returns: <text:s/><text:span text:style-name="T2">DP</text:span> &lt;delay-num&gt;<text:span text:style-name="T2">!</text:span></text:p>
      <text:p text:style-name="P4"/>
      <text:p text:style-name="P6">where:</text:p>
      <text:p text:style-name="P7"><text:tab/>&lt;delay-num&gt;<text:tab/>The ID number of the delay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initial-creator>Fred Gleason</meta:initial-creator>
    <meta:creation-date>2002-04-11T12:41:06</meta:creation-date>
    <dc:date>2022-09-03T15:52:20.802203268</dc:date>
    <meta:printed-by>Fred Gleason</meta:printed-by>
    <meta:print-date>2002-08-19T16:59:29</meta:print-date>
    <meta:editing-cycles>123</meta:editing-cycles>
    <meta:editing-duration>P17DT2H17M25S</meta:editing-duration>
    <meta:document-statistic meta:table-count="0" meta:image-count="0" meta:object-count="0" meta:page-count="2" meta:paragraph-count="62" meta:word-count="291" meta:character-count="1866" meta:non-whitespace-character-count="1571"/>
    <meta:user-defined meta:name="Info 0"/>
    <meta:user-defined meta:name="Info 1"/>
    <meta:user-defined meta:name="Info 2"/>
    <meta:user-defined meta:name="Info 3"/>
  </office:meta>
</office:document-meta>
</file>